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PanelCRI.handlePageSwitch( HttpServletRequest re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ivPanelCRI.preRequest( RequestInterceptorContext ctxt , Intercepto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vPanelCRI.postRequest( RequestInterceptorContext context , Intercepto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